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4cm" fo:margin-left="0cm" table:align="left"/>
    </style:style>
    <style:style style:name="Table1.A" style:family="table-column">
      <style:table-column-properties style:column-width="16.00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29fc" officeooo:paragraph-rsid="004029fc" style:text-blinking="false" fo:background-color="transparent"/>
    </style:style>
    <style:style style:name="P4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officeooo:paragraph-rsid="003ccf87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029fc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11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3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able_20_Contents" style:list-style-name="L4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able_20_Contents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7" style:family="paragraph" style:parent-style-name="Table_20_Contents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able_20_Contents" style:list-style-name="L3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able_20_Contents" style:list-style-name="L4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29f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36ab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style:font-name="Arial" fo:font-size="11pt" fo:font-style="normal" fo:font-weight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tyle="italic"/>
    </style:style>
    <style:style style:name="T15" style:family="text">
      <style:text-properties fo:font-style="italic" fo:font-weight="bold" fo:background-color="transparent" loext:char-shading-value="0"/>
    </style:style>
    <style:style style:name="T16" style:family="text">
      <style:text-properties style:font-name="Courier New1" fo:font-weight="bold"/>
    </style:style>
    <style:style style:name="T17" style:family="text">
      <style:text-properties officeooo:rsid="00445bb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5">2</text:span><text:span text:style-name="T1">.</text:span><text:span text:style-name="T5">1</text:span><text:span text:style-name="T4">.</text:span><text:span text:style-name="T1"> </text:span><text:span text:style-name="T5">Apagar la luz, o prenderla</text:span></text:p>
      <text:p text:style-name="P2"/>
      <text:p text:style-name="P2"><text:span text:style-name="T17">En este proyecto tenés que construir</text:span> y probar un procedimiento <text:span text:style-name="T16">SimularInterruptorDeLuz</text:span> que funcione como un interruptor de luz; o sea, prender la luz si está apagada y apagarla si está prendida. Para representar una luz apagada vamos a usar una bolita negra, y para representar una luz prendida vamos a usar una bolita azul. Entonces, los tableros iniciales y sus correspondientes tableros finales pueden ser los siguientes:</text:p>
      <text:p text:style-name="P7"><text:span text:style-name="T9"><draw:frame draw:style-name="fr1" draw:name="Image1" text:anchor-type="as-char" svg:width="7.001cm" svg:height="4.17cm" draw:z-index="0"><draw:image xlink:href="https://lh4.googleusercontent.com/TFGng7ZSaJOjknvDv3LlZzAHptTu5zv7UstgXcRcTHMmcLsOzEizVrFEuE2W7vnpYOrEheWvgeH4FZ6KAxWNgWEeuz7iEv0HRZcLlLSUx_FdbrEEASBxKjvaDHfGP_Vj4gd1urno" xlink:type="simple" xlink:show="embed" xlink:actuate="onLoad"/><svg:title>ApagarLaLuzOPrenderla-Off.png</svg:title></draw:frame></text:span><text:span text:style-name="T9"> <text:s text:c="9"/></text:span><text:span text:style-name="T9"><draw:frame draw:style-name="fr1" draw:name="Image2" text:anchor-type="as-char" svg:width="7.001cm" svg:height="4.17cm" draw:z-index="1"><draw:image xlink:href="https://lh4.googleusercontent.com/TFGng7ZSaJOjknvDv3LlZzAHptTu5zv7UstgXcRcTHMmcLsOzEizVrFEuE2W7vnpYOrEheWvgeH4FZ6KAxWNgWEeuz7iEv0HRZcLlLSUx_FdbrEEASBxKjvaDHfGP_Vj4gd1urno" xlink:type="simple" xlink:show="embed" xlink:actuate="onLoad"/></draw:frame></text:span></text:p>
      <text:p text:style-name="P5"><text:span text:style-name="T6">Nuevamente tenemos más de un tablero inicial diferente, y el mismo programa debe funcionar en los dos, aunque solo en los que la celda inicial tenga una bolita azul o una negra y nada más. Pero, ¿cómo hacer para saber si </text:span><text:span text:style-name="T11">PrenderLaLuz</text:span><text:span text:style-name="T9"> </text:span><text:span text:style-name="T6">o </text:span><text:span text:style-name="T11">ApagarLaLuz</text:span><text:span text:style-name="T6">? Una vez más, tenés que explorar el entorno para encontrar las herramientas que hacen falta.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7">Pastilla:</text:span><text:span text:style-name="T9"> </text:span><text:span text:style-name="T6">Ayuda</text:span></text:p>
            <text:p text:style-name="P11">Para ayudarte en la búsqueda, te puede servir el siguiente diálogo:</text:p>
            <text:list xml:id="list5180492326113259284" text:style-name="L1">
              <text:list-item>
                <text:p text:style-name="P12">¿Cuándo decimos que la luz está prendida? </text:p>
              </text:list-item>
              <text:list-item>
                <text:p text:style-name="P16"><text:span text:style-name="T12"><text:s text:c="2"/>Cuando hay una bolita de color azul.</text:span></text:p>
              </text:list-item>
            </text:list>
            <text:list xml:id="list2883581958689308281" text:style-name="L2">
              <text:list-item>
                <text:p text:style-name="P14"><text:span text:style-name="T13">Y </text:span><text:span text:style-name="T15">si</text:span><text:span text:style-name="T13"> hay una bolita azul, ¿</text:span><text:span text:style-name="T15">entonces</text:span><text:span text:style-name="T13"> qué hay que hacer?</text:span></text:p>
              </text:list-item>
              <text:list-item>
                <text:p text:style-name="P17"><text:span text:style-name="T12"><text:s text:c="2"/>Apagar la luz.</text:span></text:p>
              </text:list-item>
            </text:list>
            <text:list xml:id="list2941250762111966440" text:style-name="L3">
              <text:list-item>
                <text:p text:style-name="P13">¿Cómo se apaga la luz?</text:p>
              </text:list-item>
              <text:list-item>
                <text:p text:style-name="P18"><text:span text:style-name="T12"><text:s text:c="2"/>Sacando la bolita azul, y poniendo una negra.</text:span></text:p>
              </text:list-item>
            </text:list>
            <text:list xml:id="list3210307611994305282" text:style-name="L4">
              <text:list-item>
                <text:p text:style-name="P15"><text:span text:style-name="T13">¿Y </text:span><text:span text:style-name="T15">si no</text:span><text:span text:style-name="T13"> hay una bolita azul?</text:span></text:p>
              </text:list-item>
              <text:list-item>
                <text:p text:style-name="P19"><text:span text:style-name="T12"><text:s text:c="2"/>Hay que prender la luz, porque si no hay bolita azul, entonces hay bolita negra, y eso quiere decir que la luz está apagada.</text:span></text:p>
              </text:list-item>
            </text:list>
            <text:p text:style-name="P11">¡No te olvides de definir procedimientos para las subtareas!</text:p>
          </table:table-cell>
        </table:table-row>
      </table:table>
      <text:p text:style-name="P2"/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20:17:06.658000000</dc:date>
    <meta:editing-duration>PT4H7M53S</meta:editing-duration>
    <meta:editing-cycles>44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15" meta:word-count="235" meta:character-count="1340" meta:non-whitespace-character-count="1108"/>
  </office:meta>
</office:document-meta>
</file>